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833in" fo:line-height="120%"/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2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3" style:parent-style-name="Normal" style:family="paragraph">
      <style:paragraph-properties fo:margin-bottom="0in" fo:line-height="120%"/>
    </style:style>
    <style:style style:name="T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P6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7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8" style:parent-style-name="Normal" style:family="paragraph">
      <style:paragraph-properties fo:margin-bottom="0.0833in" fo:line-height="120%"/>
      <style:text-properties style:font-name="Courier New" style:font-name-complex="Courier New" fo:font-size="10pt" style:font-size-asian="10pt" style:font-size-complex="10pt"/>
    </style:style>
    <style:style style:name="P9" style:parent-style-name="Normal" style:family="paragraph">
      <style:paragraph-properties fo:margin-bottom="0in" fo:line-height="120%"/>
    </style:style>
    <style:style style:name="T1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1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P12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13" style:parent-style-name="Normal" style:family="paragraph">
      <style:paragraph-properties fo:margin-bottom="0in" fo:line-height="120%"/>
    </style:style>
    <style:style style:name="T1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17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18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19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20" style:parent-style-name="Normal" style:family="paragraph">
      <style:paragraph-properties fo:margin-bottom="0in" fo:line-height="120%"/>
    </style:style>
    <style:style style:name="T2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P23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24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25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26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27" style:parent-style-name="Normal" style:family="paragraph">
      <style:paragraph-properties fo:margin-bottom="0in" fo:line-height="100%" fo:margin-lef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3881in"/>
          <style:tab-stop style:type="left" style:position="1.0243in"/>
          <style:tab-stop style:type="left" style:position="1.6604in"/>
          <style:tab-stop style:type="left" style:position="2.2965in"/>
          <style:tab-stop style:type="left" style:position="2.9326in"/>
          <style:tab-stop style:type="left" style:position="3.5687in"/>
          <style:tab-stop style:type="left" style:position="4.2048in"/>
          <style:tab-stop style:type="left" style:position="4.8409in"/>
          <style:tab-stop style:type="left" style:position="5.477in"/>
          <style:tab-stop style:type="left" style:position="6.1131in"/>
          <style:tab-stop style:type="left" style:position="6.7493in"/>
          <style:tab-stop style:type="left" style:position="7.3854in"/>
          <style:tab-stop style:type="left" style:position="8.0215in"/>
          <style:tab-stop style:type="left" style:position="8.6576in"/>
          <style:tab-stop style:type="left" style:position="9.2937in"/>
          <style:tab-stop style:type="left" style:position="9.9298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3881in"/>
          <style:tab-stop style:type="left" style:position="1.0243in"/>
          <style:tab-stop style:type="left" style:position="1.6604in"/>
          <style:tab-stop style:type="left" style:position="2.2965in"/>
          <style:tab-stop style:type="left" style:position="2.9326in"/>
          <style:tab-stop style:type="left" style:position="3.5687in"/>
          <style:tab-stop style:type="left" style:position="4.2048in"/>
          <style:tab-stop style:type="left" style:position="4.8409in"/>
          <style:tab-stop style:type="left" style:position="5.477in"/>
          <style:tab-stop style:type="left" style:position="6.1131in"/>
          <style:tab-stop style:type="left" style:position="6.7493in"/>
          <style:tab-stop style:type="left" style:position="7.3854in"/>
          <style:tab-stop style:type="left" style:position="8.0215in"/>
          <style:tab-stop style:type="left" style:position="8.6576in"/>
          <style:tab-stop style:type="left" style:position="9.2937in"/>
          <style:tab-stop style:type="left" style:position="9.9298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3881in"/>
          <style:tab-stop style:type="left" style:position="1.0243in"/>
          <style:tab-stop style:type="left" style:position="1.6604in"/>
          <style:tab-stop style:type="left" style:position="2.2965in"/>
          <style:tab-stop style:type="left" style:position="2.9326in"/>
          <style:tab-stop style:type="left" style:position="3.5687in"/>
          <style:tab-stop style:type="left" style:position="4.2048in"/>
          <style:tab-stop style:type="left" style:position="4.8409in"/>
          <style:tab-stop style:type="left" style:position="5.477in"/>
          <style:tab-stop style:type="left" style:position="6.1131in"/>
          <style:tab-stop style:type="left" style:position="6.7493in"/>
          <style:tab-stop style:type="left" style:position="7.3854in"/>
          <style:tab-stop style:type="left" style:position="8.0215in"/>
          <style:tab-stop style:type="left" style:position="8.6576in"/>
          <style:tab-stop style:type="left" style:position="9.2937in"/>
          <style:tab-stop style:type="left" style:position="9.9298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1" style:parent-style-name="Normal" style:family="paragraph">
      <style:paragraph-properties fo:margin-bottom="0in" fo:line-height="100%" fo:margin-lef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2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33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34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35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36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37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38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39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40" style:parent-style-name="Normal" style:family="paragraph">
      <style:paragraph-properties fo:break-before="column" fo:margin-bottom="0.0833in" fo:line-height="120%"/>
    </style:style>
    <style:style style:name="T41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42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43" style:parent-style-name="Normal" style:family="paragraph">
      <style:paragraph-properties fo:margin-bottom="0in" fo:line-height="120%"/>
    </style:style>
    <style:style style:name="T4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5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P46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47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48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49" style:parent-style-name="Normal" style:family="paragraph">
      <style:paragraph-properties fo:margin-bottom="0.0833in" fo:line-height="120%"/>
      <style:text-properties style:font-name="Courier New" style:font-name-complex="Courier New" fo:font-size="10pt" style:font-size-asian="10pt" style:font-size-complex="10pt"/>
    </style:style>
    <style:style style:name="P50" style:parent-style-name="Normal" style:family="paragraph">
      <style:paragraph-properties fo:margin-bottom="0in" fo:line-height="120%"/>
    </style:style>
    <style:style style:name="T5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2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P53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54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55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56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57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58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59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60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61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62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63" style:parent-style-name="Normal" style:family="paragraph">
      <style:paragraph-properties fo:margin-bottom="0in" fo:line-height="120%"/>
    </style:style>
    <style:style style:name="T6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6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67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68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69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70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71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72" style:parent-style-name="Normal" style:family="paragraph">
      <style:paragraph-properties fo:margin-bottom="0in" fo:line-height="120%"/>
    </style:style>
    <style:style style:name="T7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7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7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P77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78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79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80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81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82" style:parent-style-name="Normal" style:family="paragraph">
      <style:paragraph-properties fo:margin-bottom="0in" fo:line-height="120%"/>
      <style:text-properties style:font-name="Courier New" style:font-name-complex="Courier New" fo:font-size="10pt" style:font-size-asian="10pt" style:font-size-complex="10pt"/>
    </style:style>
    <style:style style:name="P83" style:parent-style-name="Normal" style:family="paragraph">
      <style:paragraph-properties fo:margin-bottom="0in" fo:line-height="120%"/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84" style:parent-style-name="Normal" style:family="paragraph">
      <style:paragraph-properties fo:margin-bottom="0in" fo:line-height="120%"/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85" style:parent-style-name="Normal" style:family="paragraph">
      <style:paragraph-properties fo:break-before="column" fo:margin-bottom="0in" fo:line-height="120%"/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86" style:parent-style-name="Normal" style:family="paragraph">
      <style:paragraph-properties fo:margin-bottom="0in" fo:line-height="120%"/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87" style:parent-style-name="Normal" style:family="paragraph">
      <style:paragraph-properties fo:margin-bottom="0in" fo:line-height="120%"/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88" style:parent-style-name="Normal" style:family="paragraph">
      <style:paragraph-properties fo:margin-bottom="0in" fo:line-height="120%"/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89" style:parent-style-name="Normal" style:family="paragraph">
      <style:paragraph-properties fo:margin-bottom="0in" fo:line-height="120%"/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90" style:parent-style-name="Normal" style:family="paragraph">
      <style:paragraph-properties fo:margin-bottom="0in" fo:line-height="120%"/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91" style:parent-style-name="Normal" style:family="paragraph">
      <style:paragraph-properties fo:margin-bottom="0in" fo:line-height="120%"/>
    </style:style>
    <style:style style:name="T92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ANoirt_10.nc</text:p>
      <text:p text:style-name="P2">netcdf file:/F:/ANoirt_10/vault/ANoirt_10.nc {</text:p>
      <text:p text:style-name="P3"><text:span text:style-name="T4"><text:s text:c="2"/></text:span><text:span text:style-name="T5">dimensions:</text:span></text:p>
      <text:p text:style-name="P6"><text:s text:c="4"/>lat = 21;</text:p>
      <text:p text:style-name="P7"><text:s text:c="4"/>lon = 31;</text:p>
      <text:p text:style-name="P8"><text:s text:c="4"/>time = 1682;</text:p>
      <text:p text:style-name="P9"><text:span text:style-name="T10"><text:s text:c="2"/></text:span><text:span text:style-name="T11">variables:</text:span></text:p>
      <text:p text:style-name="P12"><text:s text:c="4"/>float latitude(lat=21);</text:p>
      <text:p text:style-name="P13"><text:span text:style-name="T14"><text:s text:c="6"/>:units = "</text:span><text:span text:style-name="T15">degrees of latitude North to South in 0.166666 degree steps</text:span><text:span text:style-name="T16">";</text:span></text:p>
      <text:p text:style-name="P17"><text:s text:c="6"/>:long_name = "latitude";</text:p>
      <text:p text:style-name="P18"/>
      <text:p text:style-name="P19"><text:s text:c="4"/>float longitude(lon=31);</text:p>
      <text:p text:style-name="P20"><text:span text:style-name="T21"><text:s text:c="6"/>:units =<text:s/></text:span><text:span text:style-name="T22">"degrees of longitude West to East in 0.166666 degree steps";</text:span></text:p>
      <text:p text:style-name="P23"><text:s text:c="6"/>:long_name = "longitude";</text:p>
      <text:p text:style-name="P24"/>
      <text:p text:style-name="P25"><text:s text:c="4"/>short time(time=1682);</text:p>
      <text:p text:style-name="P26"><text:s text:c="6"/>:units = "months from January 1961 - 140 years";</text:p>
      <text:p text:style-name="P27"/>
      <text:p text:style-name="P28">float co2(lat=21, lon=31, time=1682);</text:p>
      <text:p text:style-name="P29"><text:s text:c="6"/>:_FillValue = -999.0f; // float</text:p>
      <text:p text:style-name="P30"><text:s text:c="6"/>:units = "kg/hectare";</text:p>
      <text:p text:style-name="P31"><text:s text:c="6"/>:missing_value = -999.0f; // float</text:p>
      <text:p text:style-name="P32"/>
      <text:p text:style-name="P33"/>
      <text:p text:style-name="P34"><text:s text:c="2"/>// global attributes:</text:p>
      <text:p text:style-name="P35"><text:s text:c="2"/>:history = "ANoirt_10 consisting of ANoirt_10 study";</text:p>
      <text:p text:style-name="P36"><text:s text:c="2"/>:attributation = "Created at 11:21 28-09-2022 from Spatial Ecosse ";</text:p>
      <text:p text:style-name="P37"><text:s text:c="2"/>:future_climate_scenario = "EObs";</text:p>
      <text:p text:style-name="P38"><text:s text:c="2"/>:dataUsed = "Data used: HWSD soil, EObs past weather and EObs future climate";</text:p>
      <text:p text:style-name="P39">}</text:p>
      <text:p text:style-name="P40"><text:span text:style-name="T41">ANoirt_10_co2.nc</text:span><text:s/></text:p>
      <text:p text:style-name="P42">netcdf file:/F:/ANoirt_10/vault/ANoirt_10_co2.nc {</text:p>
      <text:p text:style-name="P43"><text:span text:style-name="T44"><text:s text:c="2"/></text:span><text:span text:style-name="T45">dimensions:</text:span></text:p>
      <text:p text:style-name="P46"><text:s text:c="4"/>time = 1680;</text:p>
      <text:p text:style-name="P47"><text:s text:c="4"/>bnds = 2;</text:p>
      <text:p text:style-name="P48"><text:s text:c="4"/>latitude = 22;</text:p>
      <text:p text:style-name="P49"><text:s text:c="4"/>longitude = 32;</text:p>
      <text:p text:style-name="P50"><text:span text:style-name="T51"><text:s text:c="2"/></text:span><text:span text:style-name="T52">variables:</text:span></text:p>
      <text:p text:style-name="P53"><text:s text:c="4"/>float time(time=1680);</text:p>
      <text:p text:style-name="P54"><text:s text:c="6"/>:units = "days since 1900-01-01";</text:p>
      <text:p text:style-name="P55"><text:s text:c="6"/>:calendar = "standard";</text:p>
      <text:p text:style-name="P56"><text:s text:c="6"/>:axis = "T";</text:p>
      <text:p text:style-name="P57"><text:s text:c="6"/>:bounds = "time_bnds";</text:p>
      <text:p text:style-name="P58"/>
      <text:p text:style-name="P59"><text:s text:c="4"/>float time_bnds(time=1680, bnds=2);</text:p>
      <text:p text:style-name="P60"><text:s text:c="6"/>:_FillValue = -999.0f; // float</text:p>
      <text:p text:style-name="P61"><text:s text:c="6"/>:_ChunkSizes = 1, 2; // int <text:s text:c="3"/></text:p>
      <text:p text:style-name="P62"/>
      <text:p text:style-name="P63"><text:span text:style-name="T64"><text:s text:c="4"/>float fco2_soil_gra(</text:span><text:span text:style-name="T65">time=1680, latitude=22, longitude=32</text:span><text:span text:style-name="T66">);</text:span></text:p>
      <text:p text:style-name="P67"><text:s text:c="6"/>:_FillValue = -999.0f; // float</text:p>
      <text:p text:style-name="P68"><text:s text:c="6"/>:long_name = "flux co2 <text:s/>Grassland";</text:p>
      <text:p text:style-name="P69"><text:s text:c="6"/>:units = "kg C m-2 yr-1";</text:p>
      <text:p text:style-name="P70"/>
      <text:p text:style-name="P71"><text:s text:c="4"/>float latitude(latitude=22);</text:p>
      <text:p text:style-name="P72"><text:span text:style-name="T73"><text:s text:c="6"/>:description =<text:s/></text:span><text:span text:style-name="T74">"degrees of latitude North to South in 0.16666</text:span><text:span text:style-name="T75"><text:s/></text:span><text:span text:style-name="T76">degree steps";</text:span></text:p>
      <text:p text:style-name="P77"><text:s text:c="6"/>:units = "degrees_north";</text:p>
      <text:p text:style-name="P78"><text:s text:c="6"/>:long_name = "latitude";</text:p>
      <text:p text:style-name="P79"><text:s text:c="6"/>:axis = "Y";</text:p>
      <text:p text:style-name="P80"/>
      <text:p text:style-name="P81"><text:s text:c="4"/>float longitude(longitude=32);</text:p>
      <text:p text:style-name="P82"><text:s text:c="6"/>:units = "degrees_east";</text:p>
      <text:p text:style-name="P83"><text:s text:c="6"/>:long_name = "longitude";</text:p>
      <text:p text:style-name="P84"><text:s text:c="6"/>:axis = "X";</text:p>
      <text:p text:style-name="P85"/>
      <text:p text:style-name="P86"><text:s text:c="2"/>// global attributes:</text:p>
      <text:p text:style-name="P87"><text:s text:c="2"/>:history = "ANoirt_10 consisting of ANoirt_10 study";</text:p>
      <text:p text:style-name="P88"><text:s text:c="2"/>:attributation = "Created at 10:31 28-09-2022 from Spatial Ecosse";</text:p>
      <text:p text:style-name="P89"><text:s text:c="2"/>:weather_dataset = "ECLIPS45V2";</text:p>
      <text:p text:style-name="P90"><text:s text:c="2"/>:dataUsed = "Data used: HWSD soil and ECLIPS45V2 weather dataset";</text:p>
      <text:p text:style-name="P91"><text:span text:style-name="T9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666in" fo:line-height="115%" fo:margin-left="0.2479in" fo:background-color="transparent" style:tab-stop-distance="0.5in">
        <style:tab-stops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 fo:margin-lef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, Michael</meta:initial-creator>
    <dc:creator>Martin, Michael</dc:creator>
    <meta:creation-date>2022-09-28T10:22:00Z</meta:creation-date>
    <dc:date>2022-09-28T10:42:00Z</dc:date>
    <meta:template xlink:href="Normal.dotm" xlink:type="simple"/>
    <meta:editing-cycles>1</meta:editing-cycles>
    <meta:editing-duration>PT1200S</meta:editing-duration>
    <meta:document-statistic meta:page-count="2" meta:paragraph-count="4" meta:word-count="312" meta:character-count="2087" meta:row-count="14" meta:non-whitespace-character-count="1779"/>
  </office:meta>
</office:document-meta>
</file>